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FactoryBean.setDefaultDomain( String default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setAgentId( String ag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locateMBeanServer( @ Nullable String agen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setRegisterWithFactory( boolean registerWith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setLocateExistingServerIfPossible( boolean locateExistingServerIfPos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destro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erverFactoryBean.createMBeanServer( @ Nullable String defaultDomain , boolean registerWithFact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BeanServer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FactoryBean.afterPropertiesSe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BeanServer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